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Times New Roman1" svg:font-family="'Times New Roman'" style:font-family-generic="roman" style:font-pitch="variable"/>
    <style:font-face style:name="Times New Roman" svg:font-family="'Times New Roman'" style:font-adornments="Corsivo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text-properties fo:color="#314004" style:font-name="Times New Roman" fo:font-size="14pt" style:font-size-asian="14pt" style:font-size-complex="14pt"/>
    </style:style>
    <style:style style:name="P3" style:family="paragraph" style:parent-style-name="Standard" style:list-style-name="L1">
      <style:text-properties fo:color="#314004" style:font-name="Times New Roman" fo:font-size="14pt" style:font-size-asian="14pt" style:font-size-complex="14pt"/>
    </style:style>
    <style:style style:name="P4" style:family="paragraph" style:parent-style-name="Heading_20_1">
      <style:text-properties fo:color="#c5000b" style:font-name="Times New Roman1" fo:font-size="16pt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Introduzione al framework</text:h>
      <text:p text:style-name="P1"/>
      <text:p text:style-name="P2">Il framework è composto dai seguenti gruppi logici:</text:p>
      <text:list xml:id="list3537423552635580795" text:style-name="L1">
        <text:list-item>
          <text:p text:style-name="P3">Core</text:p>
        </text:list-item>
        <text:list-item>
          <text:p text:style-name="P3">Devices</text:p>
        </text:list-item>
        <text:list-item>
          <text:p text:style-name="P3">Diagnostic</text:p>
        </text:list-item>
        <text:list-item>
          <text:p text:style-name="P3">Extensions</text:p>
        </text:list-item>
        <text:list-item>
          <text:p text:style-name="P3">Hardware</text:p>
        </text:list-item>
        <text:list-item>
          <text:p text:style-name="P3">IO</text:p>
        </text:list-item>
        <text:list-item>
          <text:p text:style-name="P3">Mathematics</text:p>
        </text:list-item>
        <text:list-item>
          <text:p text:style-name="P3">Signal</text:p>
        </text:list-item>
        <text:list-item>
          <text:p text:style-name="P3">User interface</text:p>
        </text:list-item>
      </text:list>
      <text:p text:style-name="P2"/>
      <text:p text:style-name="P2">Ognuno di questi gruppi può essere a sua volta suddiviso in dei sottogruppi specializzati nell'implementare una singola funzionalità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Times New Roman1" svg:font-family="'Times New Roman'" style:font-family-generic="roman" style:font-pitch="variable"/>
    <style:font-face style:name="Times New Roman" svg:font-family="'Times New Roman'" style:font-adornments="Corsivo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ucida Sans Unicode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Lucida Sans Unicode"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Lucida Sans Unicode"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ucida Sans Unicode"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mone De Grandis</meta:initial-creator>
    <meta:creation-date>2021-08-23T11:37:40.70</meta:creation-date>
    <dc:date>2021-08-23T11:47:54.75</dc:date>
    <dc:creator>Simone De Grandis</dc:creator>
    <meta:editing-duration>PT10M15S</meta:editing-duration>
    <meta:editing-cycles>2</meta:editing-cycles>
    <meta:generator>OpenOffice/4.1.9$Win32 OpenOffice.org_project/419m1$Build-9805</meta:generator>
    <meta:document-statistic meta:table-count="0" meta:image-count="0" meta:object-count="0" meta:page-count="2" meta:paragraph-count="13" meta:word-count="49" meta:character-count="291"/>
  </office:meta>
</office:document-meta>
</file>